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2p black" svg:font-family="'M+ 2p black'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M+ 2p black" fo:font-size="80pt" style:font-name-asian="M+ 2p black" style:font-size-asian="80pt" style:font-size-complex="80pt"/>
    </style:style>
    <style:style style:name="P2" style:family="paragraph">
      <style:text-properties fo:font-size="120pt" style:font-size-asian="120pt" style:font-size-complex="120pt"/>
    </style:style>
    <style:style style:name="P3" style:family="paragraph">
      <style:text-properties style:font-name="M+ 2p black" fo:font-size="120pt" style:font-name-asian="M+ 2p black" style:font-size-asian="120pt" style:font-size-complex="120pt"/>
    </style:style>
    <style:style style:name="T1" style:family="text">
      <style:text-properties style:font-name="M+ 2p black" fo:font-size="80pt" style:font-name-asian="M+ 2p black" style:font-size-asian="80pt" style:font-size-complex="80pt"/>
    </style:style>
    <style:style style:name="T2" style:family="text">
      <style:text-properties style:font-name="M+ 2p black" fo:font-size="120pt" style:font-name-asian="M+ 2p black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8.224cm" svg:height="4.188cm" svg:x="2cm" svg:y="20.4cm">
          <draw:text-box>
            <text:p><text:span text:style-name="T1">岡部 究</text:span><text:span text:style-name="T1">, </text:span><text:span text:style-name="T1">水野 洋樹</text:span><text:span text:style-name="T1">, </text:span><text:span text:style-name="T1">瀬川 秀一</text:span></text:p>
          </draw:text-box>
        </draw:frame>
        <draw:frame draw:style-name="gr1" draw:text-style-name="P3" draw:layer="layout" svg:width="32.049cm" svg:height="6.157cm" svg:x="4.1cm" svg:y="4.943cm">
          <draw:text-box>
            <text:p text:style-name="P2"><text:span text:style-name="T2">強い型による</text:span><text:span text:style-name="T2">OS</text:span></text:p>
          </draw:text-box>
        </draw:frame>
        <draw:frame draw:style-name="gr1" draw:text-style-name="P3" draw:layer="layout" svg:width="34.369cm" svg:height="6.157cm" svg:x="3.431cm" svg:y="11.943cm">
          <draw:text-box>
            <text:p text:style-name="P2"><text:span text:style-name="T2">の開発手法の提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+ 2p black" svg:font-family="'M+ 2p black'" style:font-pitch="variable"/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1-07T20:48:59.064037069</meta:creation-date>
    <dc:date>2014-01-07T20:54:17.529675741</dc:date>
    <dc:creator>Okabe Kiwamu</dc:creator>
    <meta:editing-duration>P0D</meta:editing-duration>
    <meta:editing-cycles>1</meta:editing-cycles>
    <meta:document-statistic meta:object-count="3"/>
    <meta:generator>LibreOffice/4.1.4.2$Linux_X86_64 LibreOffice_project/410m0$Build-2</meta:generator>
  </office:meta>
</office:document-meta>
</file>